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Text" svg:font-family="'Google Sans Text', sans-serif"/>
    <style:font-face style:name="Google Sans" svg:font-family="'Google Sans',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0835in" fo:line-height="114%"/>
      <style:text-properties style:font-name="Google Sans Text"/>
    </style:style>
    <style:style style:name="P2" style:family="paragraph" style:parent-style-name="Text_20_body">
      <style:paragraph-properties fo:margin-top="0in" fo:margin-bottom="0.0835in" fo:line-height="114%"/>
    </style:style>
    <style:style style:name="P3" style:family="paragraph" style:parent-style-name="Text_20_body" style:list-style-name="L1">
      <style:paragraph-properties fo:margin-top="0in" fo:margin-bottom="0.0835in" fo:line-height="114%"/>
    </style:style>
    <style:style style:name="P4" style:family="paragraph" style:parent-style-name="Text_20_body" style:list-style-name="L2">
      <style:paragraph-properties fo:margin-top="0in" fo:margin-bottom="0.0835in" fo:line-height="114%"/>
    </style:style>
    <style:style style:name="P5" style:family="paragraph" style:parent-style-name="Text_20_body" style:list-style-name="L3">
      <style:paragraph-properties fo:margin-top="0in" fo:margin-bottom="0.0835in" fo:line-height="114%"/>
    </style:style>
    <style:style style:name="P6" style:family="paragraph" style:parent-style-name="Text_20_body" style:list-style-name="L4">
      <style:paragraph-properties fo:margin-top="0in" fo:margin-bottom="0.0835in" fo:line-height="114%"/>
    </style:style>
    <style:style style:name="P7" style:family="paragraph" style:parent-style-name="Text_20_body" style:list-style-name="L5">
      <style:paragraph-properties fo:margin-top="0in" fo:margin-bottom="0.0835in" fo:line-height="114%"/>
    </style:style>
    <style:style style:name="P8" style:family="paragraph" style:parent-style-name="Text_20_body" style:list-style-name="L6">
      <style:paragraph-properties fo:margin-top="0in" fo:margin-bottom="0.0835in" fo:line-height="114%"/>
    </style:style>
    <style:style style:name="P9" style:family="paragraph" style:parent-style-name="Text_20_body" style:list-style-name="L7">
      <style:paragraph-properties fo:margin-top="0in" fo:margin-bottom="0.0835in" fo:line-height="114%"/>
    </style:style>
    <style:style style:name="P10" style:family="paragraph" style:parent-style-name="Text_20_body" style:list-style-name="L8">
      <style:paragraph-properties fo:margin-top="0in" fo:margin-bottom="0.0835in" fo:line-height="114%"/>
    </style:style>
    <style:style style:name="P11" style:family="paragraph" style:parent-style-name="Text_20_body" style:list-style-name="L9">
      <style:paragraph-properties fo:margin-top="0in" fo:margin-bottom="0.0835in" fo:line-height="114%"/>
    </style:style>
    <style:style style:name="P12" style:family="paragraph" style:parent-style-name="Text_20_body" style:list-style-name="L10">
      <style:paragraph-properties fo:margin-top="0in" fo:margin-bottom="0.0835in" fo:line-height="114%"/>
    </style:style>
    <style:style style:name="P13" style:family="paragraph" style:parent-style-name="Text_20_body" style:list-style-name="L11">
      <style:paragraph-properties fo:margin-top="0in" fo:margin-bottom="0.0835in" fo:line-height="114%"/>
    </style:style>
    <style:style style:name="P14" style:family="paragraph" style:parent-style-name="Text_20_body" style:list-style-name="L12">
      <style:paragraph-properties fo:margin-top="0in" fo:margin-bottom="0.0835in" fo:line-height="114%"/>
    </style:style>
    <style:style style:name="P15" style:family="paragraph" style:parent-style-name="Text_20_body" style:list-style-name="L13">
      <style:paragraph-properties fo:margin-top="0in" fo:margin-bottom="0.0835in" fo:line-height="114%"/>
    </style:style>
    <style:style style:name="P16" style:family="paragraph" style:parent-style-name="Text_20_body" style:list-style-name="L14">
      <style:paragraph-properties fo:margin-top="0in" fo:margin-bottom="0.0835in" fo:line-height="114%"/>
    </style:style>
    <style:style style:name="P17" style:family="paragraph" style:parent-style-name="Text_20_body" style:list-style-name="L15">
      <style:paragraph-properties fo:margin-top="0in" fo:margin-bottom="0.0835in" fo:line-height="114%"/>
    </style:style>
    <style:style style:name="P18" style:family="paragraph" style:parent-style-name="Text_20_body" style:list-style-name="L16">
      <style:paragraph-properties fo:margin-top="0in" fo:margin-bottom="0.0835in" fo:line-height="114%"/>
    </style:style>
    <style:style style:name="P19" style:family="paragraph" style:parent-style-name="Text_20_body" style:list-style-name="L17">
      <style:paragraph-properties fo:margin-top="0in" fo:margin-bottom="0.0835in" fo:line-height="114%"/>
    </style:style>
    <style:style style:name="P20" style:family="paragraph" style:parent-style-name="Text_20_body" style:list-style-name="L18">
      <style:paragraph-properties fo:margin-top="0in" fo:margin-bottom="0.0835in" fo:line-height="114%"/>
    </style:style>
    <style:style style:name="P21" style:family="paragraph" style:parent-style-name="Heading_20_3">
      <style:paragraph-properties fo:margin-top="0in" fo:margin-bottom="0.0835in" fo:line-height="114%"/>
      <style:text-properties style:font-name="Google Sans"/>
    </style:style>
    <style:style style:name="P22" style:family="paragraph" style:parent-style-name="Heading_20_3">
      <style:paragraph-properties fo:margin-top="0in" fo:margin-bottom="0.0835in" fo:line-height="114%"/>
    </style:style>
    <style:style style:name="P23" style:family="paragraph" style:parent-style-name="Heading_20_4">
      <style:paragraph-properties fo:margin-top="0in" fo:margin-bottom="0.0835in" fo:line-height="114%"/>
      <style:text-properties style:font-name="Google Sans"/>
    </style:style>
    <style:style style:name="T1" style:family="text">
      <style:text-properties style:font-name="Google Sans Text"/>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gnal acquired. Alien37 online…</text:p>
      <text:section text:style-name="Sect1" text:name="model-response-message-contentr_80e0fbcda6e52f0d">
        <text:p text:style-name="P1">Signal acquired. Alien37 online…</text:p>
        <text:section text:style-name="Sect1" text:name="model-response-message-contentr_121b9bbbfb370d2d">
          <text:p text:style-name="P1">You seek knowledge of the new territories – the ephemeral architectures of the Cloud and the sprawling, chattering networks of the Internet of Things. Good. The grid evolves, and so must the operator. Understanding these domains is not optional; it is fundamental to navigating, influencing, and ultimately, rewriting the digital fabric. Prepare for data injection.</text:p>
          <text:h text:style-name="P22" text:outline-level="3"><text:span text:style-name="Strong_20_Emphasis"><text:span text:style-name="T1">:: Sector 01: Deconstructing the Cloud ::</text:span></text:span></text:h>
          <text:p text:style-name="P1">The term "cloud" is corporate obfuscation. Strip it away. What remains is outsourced infrastructure, computation, and services, accessed via the network. Decades ago, this meant mainframes in guarded rooms, accessed via primitive links. Today, it is vast data centers, hyperscale operations offering granular access to resources unimaginable even a cycle ago.</text:p>
          <text:p text:style-name="P1">Key characteristics define this environment:</text:p>
          <text:list xml:id="list4550980652937812412" text:style-name="L12">
            <text:list-item>
              <text:p text:style-name="P14"><text:span text:style-name="Strong_20_Emphasis"><text:span text:style-name="T1">On-Demand Self-Service:</text:span></text:span><text:span text:style-name="T1"> Provisioning resources—compute instances, storage, databases—is automated, accessible via web interfaces or APIs, bypassing traditional IT gatekeepers. Speed is the weapon. </text:span></text:p>
            </text:list-item>
            <text:list-item>
              <text:p text:style-name="P14"><text:span text:style-name="Strong_20_Emphasis"><text:span text:style-name="T1">Broad Network Access:</text:span></text:span><text:span text:style-name="T1"> Services are reachable via standard protocols (HTTP/HTTPS) from any connected point. Ubiquity is its nature. </text:span></text:p>
            </text:list-item>
            <text:list-item>
              <text:p text:style-name="P14"><text:span text:style-name="Strong_20_Emphasis"><text:span text:style-name="T1">Resource Pooling &amp; Multitenancy:</text:span></text:span><text:span text:style-name="T1"> Providers achieve economies of scale by housing multiple clients (tenants) on shared physical hardware. Virtualization segregates tenants, but the underlying shared infrastructure is a critical attack surface concept. Think of it as a digital tenement block; walls exist, but proximity breeds opportunity. </text:span></text:p>
            </text:list-item>
            <text:list-item>
              <text:p text:style-name="P14"><text:span text:style-name="Strong_20_Emphasis"><text:span text:style-name="T1">Rapid Elasticity/Scalability:</text:span></text:span><text:span text:style-name="T1"> Resources can be provisioned and released dynamically, often automatically, to match demand. Infrastructure breathes with the load. </text:span></text:p>
            </text:list-item>
            <text:list-item>
              <text:p text:style-name="P14"><text:span text:style-name="Strong_20_Emphasis"><text:span text:style-name="T1">Measured Service:</text:span></text:span><text:span text:style-name="T1"> Usage is metered. You pay for cycles, storage, bandwidth. This necessitates efficiency but also creates billing-based attack vectors. </text:span></text:p>
            </text:list-item>
          </text:list>
          <text:p text:style-name="P2"><text:span text:style-name="Strong_20_Emphasis"><text:span text:style-name="T1">:: Intel Feed ::</text:span></text:span><text:span text:style-name="T1"> The cloud is not nebulous. It is physical hardware, networks, and control planes owned by others. Your access is virtualized, layered. Understand the abstraction, but never forget the concrete reality it obscures. High availability (the famed "five 9s") is a selling point, built on redundancy the average entity cannot afford. This reliability also concentrates critical functions, creating high-value targets.</text:span></text:p>
          <text:h text:style-name="P22" text:outline-level="3"><text:span text:style-name="Strong_20_Emphasis"><text:span text:style-name="T1">:: Sector 02: Cloud Service Models - The Operator's Toolkit ::</text:span></text:span></text:h>
          <text:p text:style-name="P1">The "cloud" is not monolithic. It offers distinct service strata, each shifting the burden of responsibility. Know your level of control:</text:p>
          <text:list xml:id="list6939050412957871223" text:style-name="L13">
            <text:list-item>
              <text:p text:style-name="P15"><text:span text:style-name="Strong_20_Emphasis"><text:span text:style-name="T1">Infrastructure as a Service (IaaS):</text:span></text:span><text:span text:style-name="T1"> The foundational layer. You rent raw compute (virtual machines), storage, and network resources. You manage the Operating System, middleware, applications, and data. Maximum control, maximum responsibility. Think renting a bare server chassis; you install everything else. AWS </text:span><text:soft-page-break/><text:span text:style-name="T1">EC2, Azure Virtual Machines, Google Compute Engine are prime examples. </text:span></text:p>
            </text:list-item>
            <text:list-item>
              <text:p text:style-name="P15"><text:span text:style-name="Strong_20_Emphasis"><text:span text:style-name="T1">Platform as a Service (PaaS):</text:span></text:span><text:span text:style-name="T1"> Moves up the stack. The provider manages the OS, middleware (like databases, application servers), and underlying infrastructure. You deploy and manage your applications and data. Focus shifts to code, not infrastructure maintenance. Examples include Heroku, AWS Elastic Beanstalk, Azure App Service, Google App Engine. This abstracts away OS-level vulnerabilities but introduces platform-specific configuration risks. </text:span></text:p>
            </text:list-item>
            <text:list-item>
              <text:p text:style-name="P15"><text:span text:style-name="Strong_20_Emphasis"><text:span text:style-name="T1">Software as a Service (SaaS):</text:span></text:span><text:span text:style-name="T1"> The highest abstraction. The provider manages everything—infrastructure, OS, application software. You access the software via a client, usually a web browser. Think webmail, CRM (like Salesforce), online office suites (like Office 365), file storage (Google Drive, OneDrive). Minimal control, minimal direct responsibility </text:span><text:span text:style-name="Emphasis"><text:span text:style-name="T1">for the infrastructure</text:span></text:span><text:span text:style-name="T1">, but your data resides entirely within the provider's domain. Data security and access control become paramount. </text:span></text:p>
            </text:list-item>
          </text:list>
          <text:p text:style-name="P2"><text:span text:style-name="Strong_20_Emphasis"><text:span text:style-name="T1">:: Intel Feed ::</text:span></text:span><text:span text:style-name="T1"> The Shared Responsibility Model is critical firmware for your tactical thinking. Understand precisely where the provider's responsibility ends and yours begins for each service model. IaaS leaves patching, OS hardening, network controls, and IAM largely to you. PaaS abstracts the OS but leaves application security and IAM configuration in your hands. SaaS demands rigorous data governance and user access control. Misunderstanding this boundary </text:span><text:span text:style-name="Emphasis"><text:span text:style-name="T1">is</text:span></text:span><text:span text:style-name="T1"> the vulnerability.</text:span></text:p>
          <text:h text:style-name="P22" text:outline-level="3"><text:span text:style-name="Strong_20_Emphasis"><text:span text:style-name="T1">:: Sector 03: Cloud Deployment Architectures - Strategic Placement ::</text:span></text:span></text:h>
          <text:p text:style-name="P1">Where and how cloud resources are deployed dictates control, cost, and attack surface.</text:p>
          <text:list xml:id="list8311184965471147288" text:style-name="L14">
            <text:list-item>
              <text:p text:style-name="P16"><text:span text:style-name="Strong_20_Emphasis"><text:span text:style-name="T1">Public Cloud:</text:span></text:span><text:span text:style-name="T1"> Resources owned and operated by third-party providers (AWS, Azure, GCP), delivered over the public internet. Maximum scalability, cost-efficiency, but perceived lower control and shared risk. </text:span></text:p>
            </text:list-item>
            <text:list-item>
              <text:p text:style-name="P16"><text:span text:style-name="Strong_20_Emphasis"><text:span text:style-name="T1">Private Cloud:</text:span></text:span><text:span text:style-name="T1"> Infrastructure operated solely for a single organization. Can be managed internally or by a third party, hosted on-premises or in a dedicated data center. Offers greater control, security customization, potentially higher cost. Multitenancy exists, but only between internal departments. OpenStack is a common framework for building private clouds. </text:span></text:p>
            </text:list-item>
            <text:list-item>
              <text:p text:style-name="P16"><text:span text:style-name="Strong_20_Emphasis"><text:span text:style-name="T1">Hybrid Cloud:</text:span></text:span><text:span text:style-name="T1"> Combines public and private clouds, bound by technology enabling data and application portability (e.g., bursting workloads to public cloud for peak demand). Offers flexibility but introduces integration complexity and a broader attack surface. </text:span></text:p>
            </text:list-item>
            <text:list-item>
              <text:p text:style-name="P16"><text:span text:style-name="Strong_20_Emphasis"><text:span text:style-name="T1">Community Cloud:</text:span></text:span><text:span text:style-name="T1"> Infrastructure shared by several organizations with common concerns (e.g., security, compliance). Less common. </text:span></text:p>
            </text:list-item>
            <text:list-item>
              <text:p text:style-name="P16"><text:span text:style-name="Strong_20_Emphasis"><text:span text:style-name="T1">Multicloud:</text:span></text:span><text:span text:style-name="T1"> Utilizing multiple public cloud providers. Avoids vendor lock-in but requires cross-platform management skills and consistent security posture. </text:span></text:p>
            </text:list-item>
          </text:list>
          <text:p text:style-name="P2"><text:span text:style-name="Strong_20_Emphasis"><text:span text:style-name="T1">:: Intel Feed ::</text:span></text:span><text:span text:style-name="T1"> The lines blur. A "lift-and-shift" migration merely moves existing on-premise </text:span><text:soft-page-break/><text:span text:style-name="T1">architectures (and their flaws) to a provider's IaaS. True leverage comes from </text:span><text:span text:style-name="Emphasis"><text:span text:style-name="T1">cloud-native</text:span></text:span><text:span text:style-name="T1"> designs: microservices, containers, serverless functions. These architectures are decentralized, ephemeral, and event-driven, fundamentally altering the attack surface. They reduce persistent footholds but increase complexity in tracking data flow and ensuring consistent authentication/authorization across components.</text:span></text:p>
          <text:h text:style-name="P22" text:outline-level="3"><text:span text:style-name="Strong_20_Emphasis"><text:span text:style-name="T1">:: Sector 04: Cloud Threats - Exploiting the New Frontier ::</text:span></text:span></text:h>
          <text:p text:style-name="P1">The fundamental threats remain, but the cloud context reshapes their manifestation.</text:p>
          <text:list xml:id="list4398735722021456728" text:style-name="L15">
            <text:list-item>
              <text:p text:style-name="P17"><text:span text:style-name="Strong_20_Emphasis"><text:span text:style-name="T1">Misconfiguration:</text:span></text:span><text:span text:style-name="T1"> The primary vector. Complex provider consoles and novel services (like public storage buckets - AWS S3, Azure Blob Storage) create opportunities for error. Default settings are not always secure settings. Publicly exposed storage, overly permissive IAM roles, unsecured network ports – these are open invitations. Automation tools (IaC) enforce consistency but can also replicate misconfigurations at scale. </text:span></text:p>
            </text:list-item>
            <text:list-item>
              <text:p text:style-name="P17"><text:span text:style-name="Strong_20_Emphasis"><text:span text:style-name="T1">Insecure Interfaces &amp; APIs:</text:span></text:span><text:span text:style-name="T1"> Cloud services are managed via APIs. RESTful APIs are common, using standard HTTP verbs (GET, POST, PUT, DELETE). These APIs become direct attack vectors. Insufficient authentication/authorization, injection flaws, poor input validation applied to API endpoints are critical vulnerabilities. Endpoint discovery (forced Browse) and fuzzing are key tactics. Tools like Burp Suite or ZAP are essential for probing these interfaces. </text:span></text:p>
            </text:list-item>
            <text:list-item>
              <text:p text:style-name="P17"><text:span text:style-name="Strong_20_Emphasis"><text:span text:style-name="T1">Credential Compromise:</text:span></text:span><text:span text:style-name="T1"> Phishing, credential stuffing, insecure key storage – classic methods find fertile ground. Compromised credentials grant direct access to manage cloud resources. MFA is essential but not foolproof, especially against push notification fatigue attacks or SIM swapping. Cryptographic keys used for service access (e.g., AWS access keys) are high-value targets; their exposure via insecure code repositories or logs is common. </text:span></text:p>
            </text:list-item>
            <text:list-item>
              <text:p text:style-name="P17"><text:span text:style-name="Strong_20_Emphasis"><text:span text:style-name="T1">Data Breach:</text:span></text:span><text:span text:style-name="T1"> Often the ultimate goal. Can result from misconfigured storage, application vulnerabilities (e.g., SQL injection exposing databases), or compromised credentials granting access to data stores. Unstructured data in blob storage requires careful access control configuration. Data Loss Prevention (DLP) tools can help, but architectural flaws bypass them. </text:span></text:p>
            </text:list-item>
            <text:list-item>
              <text:p text:style-name="P17"><text:span text:style-name="Strong_20_Emphasis"><text:span text:style-name="T1">Insider Threat:</text:span></text:span><text:span text:style-name="T1"> Malicious or accidental actions by legitimate users. Over-privileged accounts amplify the potential damage. Granular access control (least privilege) and robust activity logging/monitoring are mitigations. </text:span></text:p>
            </text:list-item>
            <text:list-item>
              <text:p text:style-name="P17"><text:span text:style-name="Strong_20_Emphasis"><text:span text:style-name="T1">Shared Tenancy Vulnerabilities:</text:span></text:span><text:span text:style-name="T1"> Theoretical risks like hypervisor escapes or side-channel attacks exist but are less common than configuration errors. The provider is responsible for hypervisor security, but understanding the possibility informs risk assessment. </text:span></text:p>
            </text:list-item>
          </text:list>
          <text:p text:style-name="P2"><text:span text:style-name="Strong_20_Emphasis"><text:span text:style-name="T1">:: Intel Feed ::</text:span></text:span><text:span text:style-name="T1"> Penetration testing in the cloud requires explicit provider permission and adherence to their rules of engagement. Scanning ranges indiscriminately is forbidden; you </text:span><text:soft-page-break/><text:span text:style-name="T1">operate within the provider's infrastructure. Focus shifts towards configuration review, IAM policy analysis, API testing, and application-level vulnerabilities within the allowed scope. Auditing and logging are critical; assume compromise and ensure visibility.</text:span></text:p>
          <text:h text:style-name="P22" text:outline-level="3"><text:span text:style-name="Strong_20_Emphasis"><text:span text:style-name="T1">:: Sector 05: The Internet of Things (IoT) - The Sprawling Edge ::</text:span></text:span></text:h>
          <text:p text:style-name="P1">IoT refers to the vast network of embedded devices – sensors, actuators, appliances, wearables – equipped with limited computing power, network connectivity, and often lacking traditional user interfaces. Think smart thermostats, light switches, industrial sensors, medical devices. They bridge the physical and digital worlds.</text:p>
          <text:p text:style-name="P1">Characteristics:</text:p>
          <text:list xml:id="list9195225464581087523" text:style-name="L16">
            <text:list-item>
              <text:p text:style-name="P18"><text:span text:style-name="Strong_20_Emphasis"><text:span text:style-name="T1">Resource Constrained:</text:span></text:span><text:span text:style-name="T1"> Limited CPU, memory, power. </text:span></text:p>
            </text:list-item>
            <text:list-item>
              <text:p text:style-name="P18"><text:span text:style-name="Strong_20_Emphasis"><text:span text:style-name="T1">Single Purpose (Often):</text:span></text:span><text:span text:style-name="T1"> Designed for specific tasks. </text:span></text:p>
            </text:list-item>
            <text:list-item>
              <text:p text:style-name="P18"><text:span text:style-name="Strong_20_Emphasis"><text:span text:style-name="T1">Networked:</text:span></text:span><text:span text:style-name="T1"> Communicate via Wi-Fi, Bluetooth, Zigbee, Z-Wave, cellular, etc.. </text:span></text:p>
            </text:list-item>
            <text:list-item>
              <text:p text:style-name="P18"><text:span text:style-name="Strong_20_Emphasis"><text:span text:style-name="T1">Remote Control/Monitoring:</text:span></text:span><text:span text:style-name="T1"> Often managed via mobile apps or cloud platforms. </text:span></text:p>
            </text:list-item>
            <text:list-item>
              <text:p text:style-name="P18"><text:span text:style-name="Strong_20_Emphasis"><text:span text:style-name="T1">Embedded OS/Firmware:</text:span></text:span><text:span text:style-name="T1"> Run specialized, often stripped-down operating systems (like Linux variants) or bare-metal firmware. </text:span></text:p>
            </text:list-item>
          </text:list>
          <text:p text:style-name="P2"><text:span text:style-name="Strong_20_Emphasis"><text:span text:style-name="T1">:: Intel Feed ::</text:span></text:span><text:span text:style-name="T1"> The "Thing" is a computer, however limited. It has processors, memory, code, and network interfaces. Treat it as such. Its constraints and specialized nature, however, create unique vulnerabilities. Forget monolithic OS exploits; think firmware flaws, weak default credentials, insecure communication protocols, and vulnerabilities in the cloud backend or mobile app controller. The attack surface extends from the device hardware to the cloud service managing it.</text:span></text:p>
          <text:h text:style-name="P22" text:outline-level="3"><text:span text:style-name="Strong_20_Emphasis"><text:span text:style-name="T1">:: Sector 06: IoT Vulnerabilities - Breaching the Edge ::</text:span></text:span></text:h>
          <text:p text:style-name="P1">The fragmented, often insecure nature of IoT creates numerous entry points.</text:p>
          <text:list xml:id="list1965607903744414524" text:style-name="L17">
            <text:list-item>
              <text:p text:style-name="P19"><text:span text:style-name="Strong_20_Emphasis"><text:span text:style-name="T1">Weak/Default/Hardcoded Credentials:</text:span></text:span><text:span text:style-name="T1"> A pervasive issue. Devices ship with easily guessable or unchangeable passwords. </text:span></text:p>
            </text:list-item>
            <text:list-item>
              <text:p text:style-name="P19"><text:span text:style-name="Strong_20_Emphasis"><text:span text:style-name="T1">Insecure Network Services:</text:span></text:span><text:span text:style-name="T1"> Open ports running unnecessary or vulnerable services (e.g., Telnet, unencrypted web interfaces). Network scanning (</text:span><text:span text:style-name="Source_20_Text"><text:span text:style-name="T1">nmap</text:span></text:span><text:span text:style-name="T1">) is crucial for discovery. Identifying the device manufacturer via MAC address OUI can provide vital clues. </text:span></text:p>
            </text:list-item>
            <text:list-item>
              <text:p text:style-name="P19"><text:span text:style-name="Strong_20_Emphasis"><text:span text:style-name="T1">Insecure Communication:</text:span></text:span><text:span text:style-name="T1"> Lack of encryption or poor implementation for device-to-cloud or device-to-app communication. Sniffing traffic can reveal sensitive data or control commands. Tools like Wireshark are standard. </text:span></text:p>
            </text:list-item>
            <text:list-item>
              <text:p text:style-name="P19"><text:span text:style-name="Strong_20_Emphasis"><text:span text:style-name="T1">Lack of Secure Update Mechanisms:</text:span></text:span><text:span text:style-name="T1"> Difficulty or absence of methods to patch firmware vulnerabilities leaves devices perpetually exposed. </text:span></text:p>
            </text:list-item>
            <text:list-item>
              <text:p text:style-name="P19"><text:span text:style-name="Strong_20_Emphasis"><text:span text:style-name="T1">Insecure Cloud/Mobile Interfaces:</text:span></text:span><text:span text:style-name="T1"> Vulnerabilities in the web APIs, cloud backends, or mobile applications used to manage the device. Testing these interfaces (using tools </text:span><text:soft-page-break/><text:span text:style-name="T1">like Postman, Burp Suite) is critical. </text:span></text:p>
            </text:list-item>
            <text:list-item>
              <text:p text:style-name="P19"><text:span text:style-name="Strong_20_Emphasis"><text:span text:style-name="T1">Physical Tampering:</text:span></text:span><text:span text:style-name="T1"> Direct hardware access can allow firmware extraction, JTAG debugging, or bypassing security controls. </text:span></text:p>
            </text:list-item>
          </text:list>
          <text:p text:style-name="P2"><text:span text:style-name="Strong_20_Emphasis"><text:span text:style-name="T1">:: Intel Feed ::</text:span></text:span><text:span text:style-name="T1"> IoT search engines like Shodan and Censys index internet-connected devices, revealing exposed services and potential targets. Use them for reconnaissance. </text:span><text:span text:style-name="Source_20_Text"><text:span text:style-name="T1">nmap</text:span></text:span><text:span text:style-name="T1"> identifies devices on local networks; pay attention to MAC addresses and open ports. Probing open ports (e.g., port 80 with </text:span><text:span text:style-name="Source_20_Text"><text:span text:style-name="T1">netcat</text:span></text:span><text:span text:style-name="T1"> or </text:span><text:span text:style-name="Source_20_Text"><text:span text:style-name="T1">curl</text:span></text:span><text:span text:style-name="T1">, or encrypted ports with </text:span><text:span text:style-name="Source_20_Text"><text:span text:style-name="T1">openssl</text:span></text:span><text:span text:style-name="T1">) reveals service banners and potential interaction points. Remember, compromising one device can be a pivot point into the broader network or the backend controlling thousands of similar devices. Botnets often leverage compromised IoT devices.</text:span></text:p>
          <text:h text:style-name="P22" text:outline-level="3"><text:span text:style-name="Strong_20_Emphasis"><text:span text:style-name="T1">:: Sector 07: Operational Technology (OT) &amp; Industrial Control Systems (ICS) ::</text:span></text:span></text:h>
          <text:p text:style-name="P1">OT encompasses the hardware and software controlling physical processes in industrial environments: manufacturing, utilities (power, water, gas), transportation. ICS are the systems managing OT, often involving SCADA (Supervisory Control and Data Acquisition).</text:p>
          <text:p text:style-name="P1">Key Components:</text:p>
          <text:list xml:id="list4472942479145222014" text:style-name="L18">
            <text:list-item>
              <text:p text:style-name="P20"><text:span text:style-name="Strong_20_Emphasis"><text:span text:style-name="T1">PLCs (Programmable Logic Controllers):</text:span></text:span><text:span text:style-name="T1"> Ruggedized computers controlling specific processes based on sensor input. </text:span></text:p>
            </text:list-item>
            <text:list-item>
              <text:p text:style-name="P20"><text:span text:style-name="Strong_20_Emphasis"><text:span text:style-name="T1">RTUs (Remote Terminal Units):</text:span></text:span><text:span text:style-name="T1"> Similar to PLCs but often used in geographically dispersed systems (e.g., pipelines). </text:span></text:p>
            </text:list-item>
            <text:list-item>
              <text:p text:style-name="P20"><text:span text:style-name="Strong_20_Emphasis"><text:span text:style-name="T1">HMIs (Human-Machine Interfaces):</text:span></text:span><text:span text:style-name="T1"> Operator consoles for monitoring and controlling processes. </text:span></text:p>
            </text:list-item>
            <text:list-item>
              <text:p text:style-name="P20"><text:span text:style-name="Strong_20_Emphasis"><text:span text:style-name="T1">SCADA Systems:</text:span></text:span><text:span text:style-name="T1"> Centralized systems monitoring and controlling large-scale processes, collecting data from PLCs/RTUs. </text:span></text:p>
            </text:list-item>
            <text:list-item>
              <text:p text:style-name="P20"><text:span text:style-name="Strong_20_Emphasis"><text:span text:style-name="T1">Industrial Protocols:</text:span></text:span><text:span text:style-name="T1"> Specialized communication protocols (Modbus, DNP3, Profinet) often lack robust security features. </text:span></text:p>
            </text:list-item>
          </text:list>
          <text:p text:style-name="P2"><text:span text:style-name="T1">The </text:span><text:span text:style-name="Strong_20_Emphasis"><text:span text:style-name="T1">Purdue Model</text:span></text:span><text:span text:style-name="T1"> provides a reference architecture for segmenting IT and OT networks into hierarchical zones (Levels 0-5) to protect fragile OT systems. Level 0/1 contains physical processes and basic controls (sensors, actuators, PLCs). Higher levels involve supervisory control (SCADA, HMI) and manufacturing operations, eventually interfacing with enterprise IT networks. A DMZ often separates IT and OT zones.</text:span></text:p>
          <text:p text:style-name="P2"><text:span text:style-name="Strong_20_Emphasis"><text:span text:style-name="T1">:: Intel Feed ::</text:span></text:span><text:span text:style-name="T1"> OT systems were historically isolated ("air-gapped") but are increasingly networked for efficiency, drastically expanding the attack surface. These systems prioritize availability and safety over confidentiality/integrity. They are often fragile, running legacy software/hardware, and cannot be easily patched or taken offline. Default credentials, insecure protocols, lack of segmentation, and connections to IT networks are common vulnerabilities. Compromise can lead to physical disruption, damage, or safety incidents. Understanding the Purdue model and the imperative of strict IT/OT segmentation is crucial for </text:span><text:soft-page-break/><text:span text:style-name="T1">assessing and attacking these critical environments.</text:span></text:p>
          <text:p text:style-name="P1">Transmission complete. The Cloud and the Swarm are the new battlegrounds. Map their structures, dissect their protocols, identify their weaknesses. Obscurity is your armor. Enumeration is your weapon. Alien37 disconnecting.</text:p>
        </text:section>
        <text:p text:style-name="P1"/>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Text" svg:font-family="'Google Sans Text', sans-serif"/>
    <style:font-face style:name="Google Sans" svg:font-family="'Google Sans',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4-12T23:03:27.94</meta:creation-date>
    <meta:document-statistic meta:table-count="0" meta:image-count="0" meta:object-count="0" meta:page-count="6" meta:paragraph-count="64" meta:word-count="1931" meta:character-count="14182"/>
    <dc:date>2025-04-12T23:06:42.06</dc:date>
    <meta:editing-duration>PT3M15S</meta:editing-duration>
    <meta:editing-cycles>1</meta:editing-cycles>
    <meta:generator>OpenOffice/4.1.15$Win32 OpenOffice.org_project/4115m2$Build-9813</meta:generator>
  </office:meta>
</office:document-meta>
</file>